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/>
    <style:style style:family="text" style:name="T2" style:display-name="T2">
      <style:text-properties fo:color="#000000" fo:font-size="12pt" fo:font-weight="normal" fo:text-transform="none"/>
    </style:style>
    <style:style style:family="text" style:name="T3" style:display-name="T3">
      <style:text-properties fo:color="#000000" fo:font-weight="normal" fo:text-transform="none"/>
    </style:style>
    <style:style style:family="text" style:name="T4" style:display-name="T4">
      <style:text-properties fo:color="#000000"/>
    </style:style>
    <style:style style:family="text" style:name="T5" style:display-name="T5">
      <style:text-properties style:font-name="Times New Roman"/>
    </style:style>
    <style:style style:family="text" style:name="T6" style:display-name="T6">
      <style:text-properties fo:color="#000000" style:font-name="Times New Roman" fo:font-size="12pt" fo:font-weight="normal" fo:text-transform="none"/>
    </style:style>
    <style:style style:family="paragraph" style:name="P2" style:display-name="P2" style:parent-style-name="Normal"/>
    <style:style style:family="paragraph" style:name="P3" style:display-name="P3" style:parent-style-name="Normal">
      <style:paragraph-properties fo:text-align="start" fo:text-indent="0px" fo:line-height="110%"/>
    </style:style>
    <style:style style:family="paragraph" style:name="P1" style:display-name="P1" style:parent-style-name="Normal">
      <style:paragraph-properties fo:break-before="page"/>
    </style:style>
    <style:style style:family="section" style:name="Sect1" style:display-name="Sect1"/>
    <style:page-layout style:name="PLayout2">
      <style:page-layout-properties fo:margin-top="1.0000in" fo:margin-bottom="1.0000in" fo:margin-left="1.0000in" fo:margin-right="1.0000in"/>
    </style:page-layout>
    <style:page-layout style:name="Standard">
      <style:page-layout-properties fo:margin-top="1.0000in" fo:margin-bottom="1.0000in" fo:margin-left="1.0000in" fo:margin-right="1.0000in"/>
    </style:page-layout>
  </office:automatic-styles>
  <office:body>
    <office:text>
      <text:section text:style-name="Sect1" text:name="Section1">
        <text:p text:style-name="P1">﻿</text:p>
        <text:p text:style-name="P2">Research on Load testing (Stress testing)<text:line-break/></text:p>
        <text:p text:style-name="P2"><text:span text:style-name="T1">For stress testing I found that we could use Apica which is used for mobile load testing it is not free though and they offer script support.</text:span><text:line-break/></text:p>
        <text:p text:style-name="P3"><text:span text:style-name="T2">You can Test Mobile Apps and Sites and its also available for iPhone, Android and other Devices. </text:span><text:span text:style-name="T2">Just need some currency to do the actual testing and you can also pay them to do the testing for you at a fixed fee it also has a trial version obviously its does not have all features that are done by the full version</text:span><text:span text:style-name="T3">.</text:span></text:p>
        <text:p text:style-name="P3"/>
        <text:p text:style-name="P3"><text:span text:style-name="T4">Another is NeoLoad</text:span></text:p>
        <text:p text:style-name="P3"/>
        <text:p text:style-name="P3"><text:span text:style-name="T4">This one seems to be free but I am not quite sure if it the best compared to Apica it also offers load testing for both Mobile apps and sites it also available for iphone, but in our case I guess NeoLoad is ideal since we are starting up. Some actual real testing should be done and compared which works better between NeoLoad and Apica (trial version).</text:span></text:p>
        <text:p text:style-name="P3"/>
        <text:p text:style-name="P3"><text:span text:style-name="T4">Handling big data</text:span></text:p>
        <text:p text:style-name="P3"/>
        <text:p text:style-name="P3">I looked into NoSql and I found that there is Couchbase Mobile which  </text:p>
        <text:p text:style-name="P3"><text:span text:style-name="T5">“</text:span><text:span text:style-name="T6">is a NoSQL database solution that delivers the full power and flexibility of NoSQL to mobile. It's engineered to provide fast and consistent access to your data, with or without a network connection, removing the network dependency that traditional service-based approaches require.”  </text:span></text:p>
        <text:p text:style-name="P3"/>
        <text:p text:style-name="P3"><text:span text:style-name="T6">There are also other technologies to handle big data like MongoDB, CouchDB and others which are open source and Couchbase Mobile is available under the </text:span><text:a xlink:href="http://www.apache.org/licenses/LICENSE-2.0.html">Apache License 2.0</text:a><text:span text:style-name="T6"> of which will limit us because there are some conditions that would disadvantage Banchitech in my opinion, but please someone check it out again.</text:span></text:p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8.267717in" fo:page-height="11.692913in" style:print-orientation="portrait" fo:margin-top="1.0000in" fo:margin-bottom="1.0000in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dc:creator>SAINT-WILLIAM</dc:creator>
    <meta:creation-date>Wed Aug 26 17:53:34 2015
</meta:creation-date>
    <dc:date>Wed Aug 26 17:53:34 2015
</dc:date>
  </office:meta>
</office:document-meta>
</file>